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3 20:28   |   <text:a xlink:type="simple" xlink:href="http://palinfo.habago.org/Entry?Command=Information_PrintForum&amp;iPage=1#FORUM37627"><text:span text:style-name="T1">#</text:span></text:a></text:p>
      <text:p text:style-name="P2">卡韓政變 (105)：除了陳定南，你見過比韓國瑜更好的嗎？ <text:line-break/><text:line-break/>陳真 2019. 07. 03. <text:line-break/><text:line-break/><text:line-break/>這兩天南部暴雨，高雄下雨就像用倒的那樣，沒聽說有災情，但台南已經成為東方威尼斯，我家門前有小河了。不過，台南淹水不會有人罵，因為是綠營執政，今天倘若是高雄淹水，綠媒及綠蛆腦殘們不知道要怎麼哭爸哭母呼天搶地了。 <text:line-break/><text:line-break/>小時候，台南是全台灣最適合居住的地方，但是過去這二十幾年來綠營當權，完全就是無政府狀態，變得又髒又亂，交通更是恐怖、荒唐到極點，連小時候每天搭的公車，竟然都已形同虛設，實在受不了，於是就搬來高雄。 <text:line-break/><text:line-break/>高雄其實也好不了多少。一直到韓國瑜當上市長，感覺才終於有了政府的存在。我每天開車上班，經常橫跨整個高雄，很清楚一整個城市每個地區的變化，例如哪些地區有什麼工程，哪些地區商家變多了，夜市也多了一些人潮，路變平，街道變得乾淨，最明顯的一點就是到處可以看到修補馬路及挖淤泥，真的是很積極，前所未見。 <text:line-break/><text:line-break/>我不喜歡稱讚這些事，因為那就好像稱讚一個醫生看診很認真一樣，那不是應該的嗎？可是，當大多數人都不正常時，正常作為就顯得很特別。 <text:line-break/><text:line-break/>對於這樣一個做事踏實、拼命三郎型的市長，每天像賣命那樣工作，綠媒綠蛆腦殘們卻把他抹黑成鬼混、講空話、不在乎市政，真的是無恥透了頂，存心就是睜眼說瞎話。除了陳定南，你見過比韓國瑜更認真、更懂得苦民所苦的嗎？ <text:line-break/><text:line-break/>你要挺誰是各人的自由，但是抹黑就是不道德，白白布硬要抹到黑，而烏七媽黑臭不可聞的一堆爛布卻它媽的說成錦衣玉鏽。 <text:line-break/><text:line-break/>=================== <text:line-break/>高雄清淤結果驚人 許淑華批前朝：實在可悲 <text:line-break/><text:line-break/><text:line-break/>快點TV <text:line-break/>2019-06-22 <text:line-break/><text:line-break/>高雄下水道嚴重淤塞，究竟怎麼回事？全市廣達2900多平方公里，但陳菊時代每年僅編2500萬清雨水下水道，六都中預算最低，高雄面積比台北大十倍，清淤經費卻只有台北的4分之1。前內政部長李鴻源曾說，地下道清出棉被、床墊、沙發、機車。神力女超人許淑華說，實在可悲。 <text:line-break/><text:line-break/>高雄市長韓國瑜19日接受廣播節目專訪，提到這陣子市府努力清水溝，竟發現200公分深的排水管淤塞到180、190公分，只剩5％排水功能，還得動用機具去挖，難怪容易淹水、道路常坍塌，「高雄人這幾年到底怎麼熬過來的？」 <text:line-break/><text:line-break/>昨晚的《新聞深喉嚨》主持人王又正說，台北市在2016、2017年的清淤預算大約是1億元。高雄市面積是台北的十倍大，但清淤預算只編列了2500萬，難怪會淹水。根據資料，陳菊時代，高雄市曾大手筆花3200萬辦花火節，放煙火的預算比清淤還多。 <text:line-break/><text:line-break/>許淑華也說，非常的可悲，大家當過民意代表都知道，政府的預算是首長決定。你看編這2500萬，就可見陳菊當市長多麼不重視清淤的工作。 <text:line-break/><text:line-break/>許淑華說，但是你看，陳菊的第二預備金花在什麼地方? 花在一些燈會、馬拉松、聖誕節，就可以看出在她心裡面，清淤根本不重要。每一年我們都可以看到高雄市淹水的情況特別嚴重。 <text:line-break/><text:line-break/>許淑華表示，她待過地方公所，在整個疏濬的工程有好幾個階段，從中央到地方，最基層的就是排水溝，每一個環節都不能出錯。即便中央編了再多的錢，如果中間有一個環節你沒有去疏濬，你塞了這麼多的東西，你就沒有辦法解決這件事情。所以高雄市的淤塞估計已經累積了5至10年，於是就得再花更多的力氣跟經費才能清得乾淨。 <text:line-break/><text:line-break/>許淑華提到，高雄市民說「來清淤了！從來沒有看過高雄市政府來清淤。」因為以前就是局部的，抽查性的。去年高雄出現五千天坑的時候，我們覺得太嚴重了，所以韓國瑜上任後除了要優先處理5千天坑，後來發現涵洞有1萬個，裡面全是用垃圾去填塞。 <text:line-break/><text:line-break/>許淑華表示，雨季來就要加強疏濬，「疏濬這事更離譜，竟然水溝裏還有摩托車」，她真的覺得這真的要非常嚴格的去查裡面是不是有人謀不臧的事情，真的要去好好查清楚。「不是說我們要去找陳菊市長算舊帳，而是你為什麼不把錢花在應該用的這些事情上？」 <text:line-break/><text:line-break/>她說，陳菊市長當時還花了錢說，爭取了再多的滯洪池，還買了廣告，可是你基本功都沒做好，那麼，再多的滯洪池，再多花幾億的錢，做那麼多的東西你基本功沒做好，就還是會淹水。 <text:line-break/><text:line-break/>許淑華認為，所以今天若不是高雄市政府的團隊這麼用心的話，李四川副市長也非常的專業，才讓大家看到原來高雄市過去沉積了這麼多「不堪入目的東西，我實在是覺得非常的可悲。」 <text:line-break/><text:line-break/>中時電子報 邱珮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